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" svg:font-family="Inco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c449f" officeooo:paragraph-rsid="000c4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uorescent lights glare down at me from the hallway outside the room. <text:s/>I stumble out, pain sparking up my right leg. <text:s/>I can barely see - the lights are so bright. <text:s/>I shuffle in a circle and try to guide the door shut, as quietly as I can. <text:s/>The latch clicks, and I let my weight sag against the door.</text:p>
      <text:p text:style-name="P1"/>
      <text:p text:style-name="P1"/>
      <text:p text:style-name="P1"/>
      <text:p text:style-name="P1">After I hear the click of the latch, I set my sights on a chair across the hall from the room I just exi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" svg:font-family="Inco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14:50.780000000</meta:creation-date>
    <dc:date>2018-03-23T14:17:08.556000000</dc:date>
    <meta:editing-duration>PT2M19S</meta:editing-duration>
    <meta:editing-cycles>1</meta:editing-cycles>
    <meta:document-statistic meta:table-count="0" meta:image-count="0" meta:object-count="0" meta:page-count="1" meta:paragraph-count="2" meta:word-count="84" meta:character-count="408" meta:non-whitespace-character-count="322"/>
    <meta:generator>LibreOffice/5.2.4.2$Windows_x86 LibreOffice_project/3d5603e1122f0f102b62521720ab13a38a4e0eb0</meta:generator>
  </office:meta>
</office:document-meta>
</file>